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008000" loext:opacity="100%" officeooo:rsid="0011ee9f" officeooo:paragraph-rsid="0011ee9f"/>
    </style:style>
    <style:style style:name="T1" style:family="text">
      <style:text-properties officeooo:rsid="00137e02"/>
    </style:style>
    <style:style style:name="T2" style:family="text">
      <style:text-properties fo:color="#008000" loext:opacity="100%"/>
    </style:style>
    <style:style style:name="T3" style:family="text">
      <style:text-properties officeooo:rsid="0014b3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lies some <text:span text:style-name="T3">green</text:span> tex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3:39:46.944044741</meta:creation-date>
    <dc:date>2023-11-22T07:55:23.218506479</dc:date>
    <meta:editing-duration>PT5M11S</meta:editing-duration>
    <meta:editing-cycles>4</meta:editing-cycles>
    <meta:generator>LibreOfficeDev/24.2.0.0.alpha0$Linux_X86_64 LibreOffice_project/2b84c860b591457da4c995435f9ca7ce5c7b3d23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